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ercu" svg:font-family="Apercu, apple-system, BlinkMacSystemFont, 'Segoe UI', Roboto, Ubuntu, Cantarell, 'Fira Sans', 'Droid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uisse" svg:font-family="Suisse, Apercu, apple-system, BlinkMacSystemFont, 'Segoe UI', Roboto, Ubuntu, Cantarell, 'Fira Sans', 'Droid Sans', 'Helvetica Neue', sans-serif"/>
  </office:font-face-decls>
  <office:automatic-styles>
    <style:style style:name="P1" style:family="paragraph" style:parent-style-name="List_20_Contents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0162f" loext:opacity="100%" style:font-name="Apercu" fo:font-size="14pt" fo:letter-spacing="normal" fo:font-style="normal" fo:font-weight="normal" loext:padding-left="0cm" loext:padding-right="0cm" loext:padding-top="0cm" loext:padding-bottom="0.049cm" loext:border-left="none" loext:border-right="none" loext:border-top="none" loext:border-bottom="0.06pt solid #000000"/>
    </style:style>
    <style:style style:name="P2" style:family="paragraph" style:parent-style-name="List_20_Heading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3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5" style:family="paragraph" style:parent-style-name="Preformatted_20_Text">
      <style:paragraph-properties fo:margin-top="0cm" fo:margin-bottom="0.499cm" style:contextual-spacing="false" style:writing-mode="lr-tb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0162f" loext:opacity="100%" style:font-name="Apercu" fo:font-size="14pt" fo:letter-spacing="normal" fo:font-style="normal" fo:font-weight="normal" loext:padding-left="0cm" loext:padding-right="0cm" loext:padding-top="0cm" loext:padding-bottom="0.049cm" loext:border-left="none" loext:border-right="none" loext:border-top="none" loext:border-bottom="0.06pt solid #000000"/>
    </style:style>
    <style:style style:name="P10" style:family="paragraph" style:parent-style-name="Text_20_body">
      <style:text-properties fo:font-variant="normal" fo:text-transform="none" fo:color="#10162f" loext:opacity="100%" style:font-name="Apercu" fo:font-size="14pt" fo:letter-spacing="normal" fo:font-style="normal" fo:font-weight="normal" loext:padding-left="0cm" loext:padding-right="0cm" loext:padding-top="0cm" loext:padding-bottom="0.049cm" loext:border-left="none" loext:border-right="none" loext:border-top="none" loext:border-bottom="0.06pt solid #000000"/>
    </style:style>
    <style:style style:name="T1" style:family="text">
      <style:text-properties fo:font-variant="normal" fo:text-transform="none" fo:color="#10162f" loext:opacity="100%" style:text-line-through-style="none" style:text-line-through-type="none" style:font-name="Suisse" fo:font-size="14pt" fo:letter-spacing="normal" fo:font-style="normal" style:text-underline-style="none" fo:font-weight="bold" style:text-blinking="false" fo:background-color="transparent" loext:char-shading-value="0" loext:padding="0cm" loext:border="none"/>
    </style:style>
    <style:style style:name="T2" style:family="text">
      <style:text-properties fo:font-variant="normal" fo:text-transform="none" fo:color="#10162f" loext:opacity="100%" style:font-name="Suisse" fo:font-size="14pt" fo:letter-spacing="normal" fo:font-style="normal" style:text-underline-style="solid" style:text-underline-width="auto" style:text-underline-color="font-color" fo:font-weight="bold" fo:background-color="transparent" loext:char-shading-value="0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www.codecademy.com/resources/docs/javascript/strings/at" text:style-name="Internet_20_link" text:visited-style-name="Visited_20_Internet_20_Link"><text:span text:style-name="T1"><text:line-break/>.at()</text:span></text:a></text:p>
      <text:p text:style-name="P1"/>
      <text:p text:style-name="P9">El método <text:span text:style-name="Source_20_Text">.at()</text:span> de JavaScript se usa para acceder a un elemento en una posición específica de un array, string o cualquier objeto indexable. Lo interesante de este método es que permite acceder tanto a posiciones positivas como negativas.</text:p>
      <text:h text:style-name="Heading_20_3" text:outline-level="3">Sintaxis</text:h>
      <text:p text:style-name="Preformatted_20_Text">javascript</text:p>
      <text:p text:style-name="Preformatted_20_Text">Copiar código</text:p>
      <text:p text:style-name="P4"><text:span text:style-name="Source_20_Text">array.at(indice);</text:span></text:p>
      <text:list text:style-name="L1">
        <text:list-item>
          <text:p text:style-name="P6"><text:span text:style-name="Strong_20_Emphasis"><text:span text:style-name="Source_20_Text">indice</text:span></text:span>: es la posición que deseas obtener. Puede ser positivo (desde el inicio) o negativo (desde el final).</text:p>
        </text:list-item>
      </text:list>
      <text:h text:style-name="Heading_20_3" text:outline-level="3">Ejemplos:</text:h>
      <text:list text:style-name="L2">
        <text:list-item>
          <text:p text:style-name="P7"><text:span text:style-name="Strong_20_Emphasis">Acceder a un elemento en una posición positiva:</text:span></text:p>
        </text:list-item>
      </text:list>
      <text:p text:style-name="Preformatted_20_Text">javascript</text:p>
      <text:p text:style-name="Preformatted_20_Text">Copiar código</text:p>
      <text:p text:style-name="P3"><text:span text:style-name="Source_20_Text">let array = [10, 20, 30, 40, 50];</text:span></text:p>
      <text:p text:style-name="P5"><text:span text:style-name="Source_20_Text">console.log(array.at(2)); // 30</text:span></text:p>
      <text:list text:style-name="L3">
        <text:list-item>
          <text:p text:style-name="P8"><text:span text:style-name="Strong_20_Emphasis">Acceder a un elemento en una posición negativa:</text:span></text:p>
        </text:list-item>
      </text:list>
      <text:p text:style-name="Preformatted_20_Text">javascript</text:p>
      <text:p text:style-name="Preformatted_20_Text">Copiar código</text:p>
      <text:p text:style-name="P3"><text:span text:style-name="Source_20_Text">console.log(array.at(-1)); // 50 (último elemento)</text:span></text:p>
      <text:p text:style-name="P5"><text:span text:style-name="Source_20_Text">console.log(array.at(-2)); // 40 (penúltimo elemento)</text:span></text:p>
      <text:p text:style-name="P10"/>
      <text:p text:style-name="P2"><text:a xlink:type="simple" xlink:href="https://www.codecademy.com/resources/docs/javascript/strings/charAt" text:style-name="Internet_20_link" text:visited-style-name="Visited_20_Internet_20_Link"><text:span text:style-name="T1">.charAt()</text:span></text:a></text:p>
      <text:p text:style-name="P1"><text:bookmark text:name="charAt"/>Returns a single character at the specified index of a string.</text:p>
      <text:p text:style-name="P2"><text:a xlink:type="simple" xlink:href="https://www.codecademy.com/resources/docs/javascript/strings/charCodeAt" text:style-name="Internet_20_link" text:visited-style-name="Visited_20_Internet_20_Link"><text:span text:style-name="T1">.charCodeAt()</text:span></text:a></text:p>
      <text:p text:style-name="P1"><text:bookmark text:name="charCodeAt"/>Returns an integer representing the UTF-16 character code at the specified index in a string.</text:p>
      <text:p text:style-name="P2"><text:a xlink:type="simple" xlink:href="https://www.codecademy.com/resources/docs/javascript/strings/concat" text:style-name="Internet_20_link" text:visited-style-name="Visited_20_Internet_20_Link"><text:span text:style-name="T1">.concat()</text:span></text:a></text:p>
      <text:p text:style-name="P1"><text:bookmark text:name="concat"/>Concatenates or combines strings together.</text:p>
      <text:p text:style-name="P2"><text:a xlink:type="simple" xlink:href="https://www.codecademy.com/resources/docs/javascript/strings/includes" text:style-name="Internet_20_link" text:visited-style-name="Visited_20_Internet_20_Link"><text:span text:style-name="T1">.includes()</text:span></text:a></text:p>
      <text:p text:style-name="P1"><text:bookmark text:name="includes"/>Returns true if a given value is included in a string.</text:p>
      <text:p text:style-name="P2"><text:a xlink:type="simple" xlink:href="https://www.codecademy.com/resources/docs/javascript/strings/indexOf" text:style-name="Internet_20_link" text:visited-style-name="Visited_20_Internet_20_Link"><text:span text:style-name="T1">.indexOf()</text:span></text:a></text:p>
      <text:p text:style-name="P1"><text:bookmark text:name="indexOf"/>Searches a string for a given value and returns the first index if found.</text:p>
      <text:p text:style-name="P2"><text:a xlink:type="simple" xlink:href="https://www.codecademy.com/resources/docs/javascript/strings/length" text:style-name="Internet_20_link" text:visited-style-name="Visited_20_Internet_20_Link"><text:span text:style-name="T1">.length</text:span></text:a></text:p>
      <text:p text:style-name="P1"><text:bookmark text:name="length"/><text:soft-page-break/>Returns the number of characters in a string.</text:p>
      <text:p text:style-name="P2"><text:a xlink:type="simple" xlink:href="https://www.codecademy.com/resources/docs/javascript/strings/padEnd" text:style-name="Internet_20_link" text:visited-style-name="Visited_20_Internet_20_Link"><text:span text:style-name="T1">.padEnd()</text:span></text:a></text:p>
      <text:p text:style-name="P1"><text:bookmark text:name="padEnd"/>Pads a string with a given string until the resulting string reaches the specified length.</text:p>
      <text:p text:style-name="P2"><text:a xlink:type="simple" xlink:href="https://www.codecademy.com/resources/docs/javascript/strings/padStart" text:style-name="Internet_20_link" text:visited-style-name="Visited_20_Internet_20_Link"><text:span text:style-name="T1">.padStart()</text:span></text:a></text:p>
      <text:p text:style-name="P1"><text:bookmark text:name="padStart"/>Generates a new string of a specified length by adding a given padding string to the beginning of the original string.</text:p>
      <text:p text:style-name="P2"><text:a xlink:type="simple" xlink:href="https://www.codecademy.com/resources/docs/javascript/strings/repeat" text:style-name="Internet_20_link" text:visited-style-name="Visited_20_Internet_20_Link"><text:span text:style-name="T1">.repeat()</text:span></text:a></text:p>
      <text:p text:style-name="P1"><text:bookmark text:name="repeat"/>Repeats a string a specified number of times. String will be concatenated.</text:p>
      <text:p text:style-name="P2"><text:a xlink:type="simple" xlink:href="https://www.codecademy.com/resources/docs/javascript/strings/replace" text:style-name="Internet_20_link" text:visited-style-name="Visited_20_Internet_20_Link"><text:span text:style-name="T1">.replace()</text:span></text:a></text:p>
      <text:p text:style-name="P1"><text:bookmark text:name="replace"/>Searches a string for a string value, or a regular expression, and returns a new string where some or all matches are replaced.</text:p>
      <text:p text:style-name="P2"><text:a xlink:type="simple" xlink:href="https://www.codecademy.com/resources/docs/javascript/strings/replaceAll" text:style-name="Internet_20_link" text:visited-style-name="Visited_20_Internet_20_Link"><text:span text:style-name="T1">.replaceAll()</text:span></text:a></text:p>
      <text:p text:style-name="P1"><text:bookmark text:name="replaceAll"/>Returns a new string by replacing all the matches of a given search value with a given replacement value.</text:p>
      <text:p text:style-name="P2"><text:a xlink:type="simple" xlink:href="https://www.codecademy.com/resources/docs/javascript/strings/search" text:style-name="Internet_20_link" text:visited-style-name="Visited_20_Internet_20_Link"><text:span text:style-name="T1">.search()</text:span></text:a></text:p>
      <text:p text:style-name="P1"><text:bookmark text:name="search"/>Takes a regular expression argument and returns either the character position of the start of the first matching substring or -1 if there is no match.</text:p>
      <text:p text:style-name="P2"><text:a xlink:type="simple" xlink:href="https://www.codecademy.com/resources/docs/javascript/strings/slice" text:style-name="Internet_20_link" text:visited-style-name="Visited_20_Internet_20_Link"><text:span text:style-name="T1">.slice()</text:span></text:a></text:p>
      <text:p text:style-name="P1"><text:bookmark text:name="slice"/>Returns a selected portion of a string.</text:p>
      <text:p text:style-name="P2"><text:a xlink:type="simple" xlink:href="https://www.codecademy.com/resources/docs/javascript/strings/split" text:style-name="Internet_20_link" text:visited-style-name="Visited_20_Internet_20_Link"><text:span text:style-name="T1">.split()</text:span></text:a></text:p>
      <text:p text:style-name="P1"><text:bookmark text:name="split"/>Returns a new array of substrings based on a given string.</text:p>
      <text:p text:style-name="P2"><text:a xlink:type="simple" xlink:href="https://www.codecademy.com/resources/docs/javascript/strings/startsWith" text:style-name="Internet_20_link" text:visited-style-name="Visited_20_Internet_20_Link"><text:span text:style-name="T1">.startsWith()</text:span></text:a></text:p>
      <text:p text:style-name="P1"><text:bookmark text:name="startsWith"/>Checks whether a string begins with the specified characters. It returns true if it does, otherwise false.</text:p>
      <text:p text:style-name="P2"><text:a xlink:type="simple" xlink:href="https://www.codecademy.com/resources/docs/javascript/strings/substr" text:style-name="Internet_20_link" text:visited-style-name="Visited_20_Internet_20_Link"><text:span text:style-name="T1">.substr()</text:span></text:a></text:p>
      <text:p text:style-name="P1"><text:bookmark text:name="substr"/>Extracts a portion of a string beginning at a specified position and continues for a specified number of characters.</text:p>
      <text:p text:style-name="P2"><text:a xlink:type="simple" xlink:href="https://www.codecademy.com/resources/docs/javascript/strings/substring" text:style-name="Internet_20_link" text:visited-style-name="Visited_20_Internet_20_Link"><text:span text:style-name="T1">.substring()</text:span></text:a></text:p>
      <text:p text:style-name="P1"><text:bookmark text:name="substring"/>Returns a part of a string from a given starting index or between the start and end index. The index starts at zero.</text:p>
      <text:p text:style-name="P2"><text:a xlink:type="simple" xlink:href="https://www.codecademy.com/resources/docs/javascript/strings/toLowerCase" text:style-name="Internet_20_link" text:visited-style-name="Visited_20_Internet_20_Link"><text:span text:style-name="T1">.toLowerCase()</text:span></text:a></text:p>
      <text:p text:style-name="P1"><text:bookmark text:name="toLowerCase"/>Convert a string to lowercase letters.</text:p>
      <text:p text:style-name="P2"><text:a xlink:type="simple" xlink:href="https://www.codecademy.com/resources/docs/javascript/strings/toString" text:style-name="Internet_20_link" text:visited-style-name="Visited_20_Internet_20_Link"><text:span text:style-name="T1">.toString()</text:span></text:a></text:p>
      <text:p text:style-name="P1"><text:bookmark text:name="toString"/><text:soft-page-break/>Returns a string representing the object.</text:p>
      <text:p text:style-name="P2"><text:a xlink:type="simple" xlink:href="https://www.codecademy.com/resources/docs/javascript/strings/toUpperCase" text:style-name="Internet_20_link" text:visited-style-name="Visited_20_Internet_20_Link"><text:span text:style-name="T1">.toUpperCase()</text:span></text:a></text:p>
      <text:p text:style-name="P1"><text:bookmark text:name="toUpperCase"/>Converts the lowercase letters of a string to uppercase.</text:p>
      <text:p text:style-name="P2"><text:a xlink:type="simple" xlink:href="https://www.codecademy.com/resources/docs/javascript/strings/trim" text:style-name="Internet_20_link" text:visited-style-name="Visited_20_Internet_20_Link"><text:span text:style-name="T1">.trim()</text:span></text:a></text:p>
      <text:p text:style-name="P1"><text:bookmark text:name="trim"/>Removes existing whitespace from both ends of a string.</text:p>
      <text:p text:style-name="P2"><text:a xlink:type="simple" xlink:href="https://www.codecademy.com/resources/docs/javascript/strings/valueOf" text:style-name="Internet_20_link" text:visited-style-name="Visited_20_Internet_20_Link"><text:span text:style-name="T2">.valueOf()</text:span></text:a></text:p>
      <text:p text:style-name="P1"><text:bookmark text:name="valueOf"/>Returns the value of a String object as a string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ercu" svg:font-family="Apercu, apple-system, BlinkMacSystemFont, 'Segoe UI', Roboto, Ubuntu, Cantarell, 'Fira Sans', 'Droid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uisse" svg:font-family="Suisse, Apercu, apple-system, BlinkMacSystemFont, 'Segoe UI', Roboto, Ubuntu, Cantarell, 'Fira Sans', 'Droid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2:04:54.021412345</meta:creation-date>
    <dc:date>2024-09-25T12:06:35.162423874</dc:date>
    <meta:editing-duration>PT1M41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3" meta:paragraph-count="62" meta:word-count="429" meta:character-count="2654" meta:non-whitespace-character-count="2289"/>
  </office:meta>
</office:document-meta>
</file>